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38%" draw:textarea-horizontal-align="justify" draw:textarea-vertical-align="middle" draw:auto-grow-height="false" fo:min-height="1.25cm" fo:min-width="3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opacity="40%" draw:textarea-horizontal-align="justify" draw:textarea-vertical-align="middle" draw:auto-grow-height="false" fo:min-height="1.75cm" fo:min-width="5.5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1.518cm" fo:min-width="3.39cm"/>
    </style:style>
    <style:style style:name="gr6" style:family="graphic" style:parent-style-name="standard">
      <style:graphic-properties draw:opacity="38%" draw:textarea-horizontal-align="justify" draw:textarea-vertical-align="middle" draw:auto-grow-height="false" fo:min-height="1cm" fo:min-width="2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7cm" fo:min-width="1.9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40%"/>
      <style:paragraph-properties fo:text-align="center"/>
    </style:style>
    <style:style style:name="P6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101cm" svg:height="2.299cm" svg:x="7.7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7.5cm" svg:height="3cm" svg:x="6.5cm" svg:y="9cm">
          <text:p text:style-name="P1">liczba &lt; a +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25cm" svg:y1="12cm" svg:x2="10.3cm" svg:y2="16.1cm" draw:start-shape="id1" draw:start-glue-point="6" draw:end-shape="id2" draw:end-glue-point="0" svg:d="M10250 12000l50 4100" svg:viewBox="0 0 51 4101">
          <text:p text:style-name="P1"><text:tab/><text:tab/>TAK</text:p>
        </draw:connector>
        <draw:custom-shape draw:style-name="gr4" draw:text-style-name="P5" xml:id="id2" draw:id="id2" draw:layer="layout" svg:width="6cm" svg:height="2cm" svg:x="7.3cm" svg:y="16.1cm">
          <text:p text:style-name="P1">Wyświetl liczba^2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3cm" svg:y1="17.1cm" svg:x2="16.5cm" svg:y2="15.5cm" draw:start-shape="id2" draw:start-glue-point="1" draw:end-shape="id3" draw:end-glue-point="6" svg:d="M13300 17100h3200v-1600" svg:viewBox="0 0 3201 1601">
          <text:p text:style-name="P1"><text:tab/><text:tab/><text:tab/></text:p>
        </draw:connector>
        <draw:custom-shape draw:style-name="gr5" draw:text-style-name="P6" xml:id="id4" draw:id="id4" draw:layer="layout" svg:width="5.5cm" svg:height="2.5cm" svg:x="7.8cm" svg:y="23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-3.499cm" svg:x1="6.5cm" svg:y1="10.5cm" svg:x2="7.8cm" svg:y2="24.75cm" draw:start-shape="id1" draw:start-glue-point="5" draw:end-shape="id4" draw:end-glue-point="6" svg:d="M6500 10500h-4000v14250h5300" svg:viewBox="0 0 5301 14251">
          <text:p text:style-name="P1">NIE</text:p>
        </draw:connector>
        <draw:custom-shape draw:style-name="gr6" draw:text-style-name="P3" xml:id="id3" draw:id="id3" draw:layer="layout" svg:width="6cm" svg:height="2.5cm" svg:x="13.5cm" svg:y="13cm">
          <text:p text:style-name="P1">liczba +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6.5cm" svg:y1="13cm" svg:x2="14cm" svg:y2="10.5cm" draw:start-shape="id3" draw:start-glue-point="4" draw:end-shape="id1" draw:end-glue-point="7" svg:d="M16500 13000v-2500h-2500" svg:viewBox="0 0 2501 2501">
          <text:p/>
        </draw:connector>
        <draw:custom-shape draw:style-name="gr8" draw:text-style-name="P1" xml:id="id6" draw:id="id6" draw:layer="layout" svg:width="4.3cm" svg:height="2cm" svg:x="8.1cm" svg:y="5cm">
          <text:p text:style-name="P1">Podaj "a"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4" draw:layer="layout" svg:x1="10.251cm" svg:y1="3.5cm" svg:x2="10.25cm" svg:y2="5cm" draw:start-shape="id5" draw:start-glue-point="8" draw:end-shape="id6" draw:end-glue-point="7" svg:d="M10251 3500v750h-1v750" svg:viewBox="0 0 2 1501">
          <text:p/>
        </draw:connector>
        <draw:connector draw:style-name="gr7" draw:text-style-name="P4" draw:layer="layout" svg:x1="10.25cm" svg:y1="7cm" svg:x2="10.25cm" svg:y2="9cm" draw:start-shape="id6" draw:start-glue-point="5" draw:end-shape="id1" draw:end-glue-point="4" svg:d="M10250 7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12S</meta:editing-duration>
    <meta:editing-cycles>4</meta:editing-cycles>
    <meta:generator>LibreOffice/5.4.2.2$Windows_x86 LibreOffice_project/22b09f6418e8c2d508a9eaf86b2399209b0990f4</meta:generator>
    <dc:date>2018-10-09T19:36:29.379000000</dc:date>
    <meta:document-statistic meta:object-count="12"/>
  </office:meta>
</office:document-meta>
</file>